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6.64999" calcext:value-type="float">
            <text:p>-36,6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.69999" calcext:value-type="float">
            <text:p>-21,6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.8" calcext:value-type="float">
            <text:p>-23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5.39998" calcext:value-type="float">
            <text:p>-25,3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200006" calcext:value-type="float">
            <text:p>-5,200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.59999" calcext:value-type="float">
            <text:p>-20,5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65001" calcext:value-type="float">
            <text:p>-2,65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.85001" calcext:value-type="float">
            <text:p>-12,85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8000031" calcext:value-type="float">
            <text:p>-0,8000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15001" calcext:value-type="float">
            <text:p>-10,15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000006" calcext:value-type="float">
            <text:p>-1,000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.05" calcext:value-type="float">
            <text:p>-24,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500019" calcext:value-type="float">
            <text:p>-0,25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.10001" calcext:value-type="float">
            <text:p>-17,1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0.95" calcext:value-type="float">
            <text:p>-20,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400002" calcext:value-type="float">
            <text:p>6,4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.95" calcext:value-type="float">
            <text:p>-19,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.7" calcext:value-type="float">
            <text:p>-15,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.45" calcext:value-type="float">
            <text:p>-11,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.9" calcext:value-type="float">
            <text:p>-16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.65001" calcext:value-type="float">
            <text:p>-17,65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65001" calcext:value-type="float">
            <text:p>-13,65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.10001" calcext:value-type="float">
            <text:p>-14,1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00001" calcext:value-type="float">
            <text:p>4,90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900007" calcext:value-type="float">
            <text:p>-8,900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.05001" calcext:value-type="float">
            <text:p>-12,0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.950002" calcext:value-type="float">
            <text:p>-5,950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650001" calcext:value-type="float">
            <text:p>2,65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49999" calcext:value-type="float">
            <text:p>4,849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0.39999" calcext:value-type="float">
            <text:p>-20,39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500002" calcext:value-type="float">
            <text:p>6,5000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.05001" calcext:value-type="float">
            <text:p>-11,05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49991" calcext:value-type="float">
            <text:p>2,8499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99999" calcext:value-type="float">
            <text:p>1,8999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3.25001" calcext:value-type="float">
            <text:p>-13,2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00001" calcext:value-type="float">
            <text:p>4,10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2.4" calcext:value-type="float">
            <text:p>-22,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900005" calcext:value-type="float">
            <text:p>-1,900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400001" calcext:value-type="float">
            <text:p>8,40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1.7" calcext:value-type="float">
            <text:p>-11,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1.6" calcext:value-type="float">
            <text:p>-21,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049996" calcext:value-type="float">
            <text:p>4,0499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.300004" calcext:value-type="float">
            <text:p>-2,3000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.35001" calcext:value-type="float">
            <text:p>-15,35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.65" calcext:value-type="float">
            <text:p>-15,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950002" calcext:value-type="float">
            <text:p>5,950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.150005" calcext:value-type="float">
            <text:p>-8,1500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.750008" calcext:value-type="float">
            <text:p>-8,7500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3.70001" calcext:value-type="float">
            <text:p>-13,7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.20001" calcext:value-type="float">
            <text:p>-12,2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.150007" calcext:value-type="float">
            <text:p>-8,150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9.39998" calcext:value-type="float">
            <text:p>-19,39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999926" calcext:value-type="float">
            <text:p>0,29999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00001" calcext:value-type="float">
            <text:p>5,8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8:11:51.349000000</dc:date>
    <meta:editing-duration>PT5M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2</text:p>
        </chart:title>
        <chart:subtitle svg:x="6.673cm" svg:y="1.275cm" chart:style-name="ch3">
          <text:p>Recompensas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6.64999">
                <text:p>-36.64999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1.69999">
                <text:p>-21.6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3.8">
                <text:p>-2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5.39998">
                <text:p>-25.3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.850003">
                <text:p>-3.85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.200006">
                <text:p>-5.2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0.59999">
                <text:p>-20.5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.65001">
                <text:p>-2.65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8000031">
                <text:p>-0.800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.15001">
                <text:p>-10.15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000006">
                <text:p>-1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24.05">
                <text:p>-24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2500019">
                <text:p>-0.2500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099999">
                <text:p>4.0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7.10001">
                <text:p>-17.1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400002">
                <text:p>6.4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9.95">
                <text:p>-19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7.65001">
                <text:p>-17.65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4.10001">
                <text:p>-14.1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900001">
                <text:p>4.9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.900007">
                <text:p>-8.90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2.05001">
                <text:p>-12.0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5.950002">
                <text:p>-5.95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650001">
                <text:p>2.65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49999">
                <text:p>4.84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20.39999">
                <text:p>-20.3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500002">
                <text:p>6.5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1.05001">
                <text:p>-11.05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849991">
                <text:p>2.849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899999">
                <text:p>1.8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3.25001">
                <text:p>-13.2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100001">
                <text:p>4.1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22.4">
                <text:p>-2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.900005">
                <text:p>-1.9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400001">
                <text:p>8.4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049996">
                <text:p>4.04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2.300004">
                <text:p>-2.300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5.35001">
                <text:p>-15.35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5.65">
                <text:p>-15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950002">
                <text:p>5.95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8.150005">
                <text:p>-8.15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8.750008">
                <text:p>-8.750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3.70001">
                <text:p>-13.7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8.150007">
                <text:p>-8.150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9.39998">
                <text:p>-19.3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999926">
                <text:p>0.2999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800001">
                <text:p>5.8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